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ed51" officeooo:paragraph-rsid="0005ed51"/>
    </style:style>
    <style:style style:name="P2" style:family="paragraph" style:parent-style-name="Standard">
      <style:paragraph-properties fo:text-align="start" style:justify-single-word="false"/>
      <style:text-properties officeooo:rsid="0005ed51" officeooo:paragraph-rsid="0005ed51"/>
    </style:style>
    <style:style style:name="P3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4" style:family="paragraph" style:parent-style-name="Standard">
      <style:paragraph-properties style:line-height-at-least="0.2398in"/>
      <style:text-properties fo:color="#d4d4d4" style:font-name="Droid Sans Mono" fo:font-size="12.75pt" fo:font-style="italic" fo:font-weight="normal" officeooo:rsid="0007de79" officeooo:paragraph-rsid="0007de79" fo:background-color="#1e1e1e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000000" style:font-name="Droid Sans Mono" fo:font-size="12.75pt" fo:font-style="italic" fo:font-weight="normal" officeooo:rsid="0005ed51" officeooo:paragraph-rsid="0005ed51" fo:background-color="transparent" style:font-style-asian="italic" style:font-style-complex="italic"/>
    </style:style>
    <style:style style:name="P6" style:family="paragraph" style:parent-style-name="Standard">
      <style:paragraph-properties style:line-height-at-least="0.2398in"/>
      <style:text-properties fo:color="#000000" style:font-name="Droid Sans Mono" fo:font-size="12.75pt" fo:font-style="italic" fo:font-weight="normal" fo:background-color="transparent" style:font-style-asian="italic" style:font-style-complex="italic"/>
    </style:style>
    <style:style style:name="P7" style:family="paragraph" style:parent-style-name="Standard">
      <style:paragraph-properties style:line-height-at-least="0.2398in"/>
      <style:text-properties fo:color="#000000" style:font-name="Droid Sans Mono" fo:font-size="12.75pt" fo:font-style="italic" fo:font-weight="normal" officeooo:rsid="0007de79" officeooo:paragraph-rsid="0007de79" fo:background-color="transparent" style:font-style-asian="italic" style:font-style-complex="italic"/>
    </style:style>
    <style:style style:name="P8" style:family="paragraph" style:parent-style-name="Standard">
      <style:paragraph-properties style:line-height-at-least="0.2398in"/>
      <style:text-properties fo:color="#000000" fo:font-style="italic" fo:background-color="transparent" style:font-style-asian="italic" style:font-style-complex="italic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dcdc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Six ( Key Press Events)</text:p>
      <text:p text:style-name="P1"/>
      <text:p text:style-name="P1"/>
      <text:p text:style-name="P1"/>
      <text:p text:style-name="P2">First </text:p>
      <text:p text:style-name="P2"/>
      <text:p text:style-name="P5">&lt;script&gt;</text:p>
      <text:p text:style-name="P6">var Event = new Vue ({</text:p>
      <text:p text:style-name="P6">el:'#app',</text:p>
      <text:p text:style-name="P6">data:{</text:p>
      <text:p text:style-name="P6">name:'nazmul'</text:p>
      <text:p text:style-name="P8"/>
      <text:p text:style-name="P6">},</text:p>
      <text:p text:style-name="P6">methods:{</text:p>
      <text:p text:style-name="P6">EventsName(e){</text:p>
      <text:p text:style-name="P6">this.name = e.target.value </text:p>
      <text:p text:style-name="P6">}</text:p>
      <text:p text:style-name="P6">}</text:p>
      <text:p text:style-name="P6">})</text:p>
      <text:p text:style-name="P6">&lt;/script&gt;</text:p>
      <text:p text:style-name="P6"/>
      <text:p text:style-name="P6"/>
      <text:p text:style-name="P7">1. this.name = e.target.value <text:s/>, mane holo e = events, target. Value = kon target a value ta jabe . This.name = holo ai element er vitor ty.</text:p>
      <text:p text:style-name="P7"/>
      <text:p text:style-name="P7"/>
      <text:p text:style-name="P7">Second:</text:p>
      <text:p text:style-name="P7"/>
      <text:p text:style-name="P4"><text:span text:style-name="T1">&lt;</text:span><text:span text:style-name="T2">div</text:span> <text:span text:style-name="T4">id</text:span>=<text:span text:style-name="T5">"app"</text:span><text:span text:style-name="T1">&gt;</text:span></text:p>
      <text:p text:style-name="P3">My name is {{ name }}</text:p>
      <text:p text:style-name="P3"><text:span text:style-name="T1">&lt;</text:span><text:span text:style-name="T2">br</text:span><text:span text:style-name="T1">&gt;</text:span></text:p>
      <text:p text:style-name="P3"><text:span text:style-name="T1">&lt;</text:span><text:span text:style-name="T2">input</text:span> <text:span text:style-name="T4">type</text:span>=<text:span text:style-name="T5">"text"</text:span> <text:span text:style-name="T4">@keyUp</text:span>=<text:span text:style-name="T5">"EventsName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1:51:03.836174668</meta:creation-date>
    <dc:date>2020-04-17T22:17:53.183477412</dc:date>
    <meta:editing-duration>PT16M39S</meta:editing-duration>
    <meta:editing-cycles>1</meta:editing-cycles>
    <meta:document-statistic meta:table-count="0" meta:image-count="0" meta:object-count="0" meta:page-count="1" meta:paragraph-count="22" meta:word-count="69" meta:character-count="390" meta:non-whitespace-character-count="340"/>
    <meta:generator>LibreOffice/6.0.7.3$Linux_X86_64 LibreOffice_project/00m0$Build-3</meta:generator>
  </office:meta>
</office:document-meta>
</file>